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0.907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1.342cm"/>
    </style:style>
    <style:style style:name="co18" style:family="table-column">
      <style:table-column-properties fo:break-before="auto" style:column-width="3.276cm"/>
    </style:style>
    <style:style style:name="co19" style:family="table-column">
      <style:table-column-properties fo:break-before="auto" style:column-width="1.261cm"/>
    </style:style>
    <style:style style:name="co20" style:family="table-column">
      <style:table-column-properties fo:break-before="auto" style:column-width="1.778cm"/>
    </style:style>
    <style:style style:name="co21" style:family="table-column">
      <style:table-column-properties fo:break-before="auto" style:column-width="4.228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785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live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1" table:default-cell-style-name="ce1"/>
        <table:table-column table:style-name="co22" table:default-cell-style-name="Default"/>
        <table:table-column table:style-name="co23" table:default-cell-style-name="ce2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nc_en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unc_i</text:p>
          </table:table-cell>
          <table:table-cell office:value-type="string" calcext:value-type="string">
            <text:p>start_level_energy</text:p>
          </table:table-cell>
          <table:table-cell office:value-type="string" calcext:value-type="string">
            <text:p>end_level_energy</text:p>
          </table:table-cell>
          <table:table-cell office:value-type="string" calcext:value-type="string">
            <text:p>multipolarity</text:p>
          </table:table-cell>
          <table:table-cell office:value-type="string" calcext:value-type="string">
            <text:p>mixing_ratio</text:p>
          </table:table-cell>
          <table:table-cell office:value-type="string" calcext:value-type="string">
            <text:p>unc_mr</text:p>
          </table:table-cell>
          <table:table-cell office:value-type="string" calcext:value-type="string">
            <text:p>conversion_coeff</text:p>
          </table:table-cell>
          <table:table-cell office:value-type="string" calcext:value-type="string">
            <text:p>unc_cc</text:p>
          </table:table-cell>
          <table:table-cell office:value-type="string" calcext:value-type="string">
            <text:p>p_z</text:p>
          </table:table-cell>
          <table:table-cell office:value-type="string" calcext:value-type="string">
            <text:p>p_n</text:p>
          </table:table-cell>
          <table:table-cell office:value-type="string" calcext:value-type="string">
            <text:p>p_symbol</text:p>
          </table:table-cell>
          <table:table-cell office:value-type="string" calcext:value-type="string">
            <text:p>p_energy_shift</text:p>
          </table:table-cell>
          <table:table-cell office:value-type="string" calcext:value-type="string">
            <text:p>p_energy</text:p>
          </table:table-cell>
          <table:table-cell office:value-type="string" calcext:value-type="string">
            <text:p>unc_p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alf_life</text:p>
          </table:table-cell>
          <table:table-cell office:value-type="string" calcext:value-type="string">
            <text:p>operator_hl</text:p>
          </table:table-cell>
          <table:table-cell office:value-type="string" calcext:value-type="string">
            <text:p>unc_hl</text:p>
          </table:table-cell>
          <table:table-cell office:value-type="string" calcext:value-type="string">
            <text:p>unit_hl</text:p>
          </table:table-cell>
          <table:table-cell office:value-type="string" calcext:value-type="string">
            <text:p>half_life_sec</text:p>
          </table:table-cell>
          <table:table-cell office:value-type="string" calcext:value-type="string">
            <text:p>unc_hls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decay_%</text:p>
          </table:table-cell>
          <table:table-cell office:value-type="string" calcext:value-type="string">
            <text:p>unc_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nc_q</text:p>
          </table:table-cell>
          <table:table-cell office:value-type="string" calcext:value-type="string">
            <text:p>d_z</text:p>
          </table:table-cell>
          <table:table-cell office:value-type="string" calcext:value-type="string">
            <text:p>d_n</text:p>
          </table:table-cell>
          <table:table-cell office:value-type="string" calcext:value-type="string">
            <text:p>d_symbol</text:p>
          </table:table-cell>
          <table:table-cell table:style-name="Default" office:value-type="string" calcext:value-type="string">
            <text:p>ensdf_publication_cut-off</text:p>
          </table:table-cell>
          <table:table-cell office:value-type="string" calcext:value-type="string">
            <text:p>ensdf_authors</text:p>
          </table:table-cell>
          <table:table-cell table:style-name="Default" office:value-type="string" calcext:value-type="string">
            <text:p>Extraction_date</text:p>
          </table:table-cell>
        </table:table-row>
        <table:table-row table:style-name="ro1">
          <table:table-cell office:value-type="float" office:value="13.81" calcext:value-type="float">
            <text:p>13,8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81363" calcext:value-type="float">
            <text:p>281363</text:p>
          </table:table-cell>
          <table:table-cell office:value-type="float" office:value="267566" calcext:value-type="float">
            <text:p>267566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6.3446" calcext:value-type="float">
            <text:p>26,3446</text:p>
          </table:table-cell>
          <table:table-cell office:value-type="float" office:value="0.0002" calcext:value-type="float">
            <text:p>0,0002</text:p>
          </table:table-cell>
          <table:table-cell office:value-type="float" office:value="2.27" calcext:value-type="float">
            <text:p>2,27</text:p>
          </table:table-cell>
          <table:table-cell office:value-type="float" office:value="0.1221281703785" calcext:value-type="float">
            <text:p>0,1221281703785</text:p>
          </table:table-cell>
          <table:table-cell office:value-type="float" office:value="59.5409" calcext:value-type="float">
            <text:p>59,5409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7.02" calcext:value-type="float">
            <text:p>27,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2959" calcext:value-type="float">
            <text:p>102959</text:p>
          </table:table-cell>
          <table:table-cell office:value-type="float" office:value="75900" calcext:value-type="float">
            <text:p>759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1.4" calcext:value-type="float">
            <text:p>31,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46.12" calcext:value-type="float">
            <text:p>546,12</text:p>
          </table:table-cell>
          <table:table-cell office:value-type="float" office:value="514.2" calcext:value-type="float">
            <text:p>514,2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2183" calcext:value-type="float">
            <text:p>32183</text:p>
          </table:table-cell>
          <table:table-cell office:value-type="string" calcext:value-type="string">
            <text:p><text:s/>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00436206373176734" calcext:value-type="float">
            <text:p>0,000436206373176734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3196" calcext:value-type="float">
            <text:p>3319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0032538592471095" calcext:value-type="float">
            <text:p>0,0032538592471095</text:p>
          </table:table-cell>
          <table:table-cell office:value-type="float" office:value="33.19632" calcext:value-type="float">
            <text:p>33,19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+E2</text:p>
          </table:table-cell>
          <table:table-cell office:value-type="float" office:value="0.13" calcext:value-type="float">
            <text:p>0,13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8.54" calcext:value-type="float">
            <text:p>38,5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70931" calcext:value-type="float">
            <text:p>370931</text:p>
          </table:table-cell>
          <table:table-cell office:value-type="float" office:value="332382" calcext:value-type="float">
            <text:p>332382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2704" calcext:value-type="float">
            <text:p>42704</text:p>
          </table:table-cell>
          <table:table-cell office:value-type="float" office:value="5" calcext:value-type="float">
            <text:p>5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110137414169754" calcext:value-type="float">
            <text:p>0,00110137414169754</text:p>
          </table:table-cell>
          <table:table-cell office:value-type="float" office:value="75900" calcext:value-type="float">
            <text:p>75900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(M1+E2)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A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3.42" calcext:value-type="float">
            <text:p>43,42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00803323720551061" calcext:value-type="float">
            <text:p>0,00803323720551061</text:p>
          </table:table-cell>
          <table:table-cell office:value-type="float" office:value="102959" calcext:value-type="float">
            <text:p>102959</text:p>
          </table:table-cell>
          <table:table-cell office:value-type="float" office:value="59.5409" calcext:value-type="float">
            <text:p>59,5409</text:p>
          </table:table-cell>
          <table:table-cell office:value-type="string" calcext:value-type="string">
            <text:p>M1+E2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1.01" calcext:value-type="float">
            <text:p>51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120028163361771" calcext:value-type="float">
            <text:p>1,20028163361771E-05</text:p>
          </table:table-cell>
          <table:table-cell office:value-type="float" office:value="332382" calcext:value-type="float">
            <text:p>332382</text:p>
          </table:table-cell>
          <table:table-cell office:value-type="float" office:value="281363" calcext:value-type="float">
            <text:p>28136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9.99" calcext:value-type="float">
            <text:p>129,99</text:p>
          </table:table-cell>
          <table:table-cell office:value-type="float" office:value="75900" calcext:value-type="float">
            <text:p>759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5.56" calcext:value-type="float">
            <text:p>55,56</text:p>
          </table:table-cell>
          <table:table-cell office:value-type="float" office:value="0.02" calcext:value-type="float">
            <text:p>0,02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018090773891683" calcext:value-type="float">
            <text:p>0,0018090773891683</text:p>
          </table:table-cell>
          <table:table-cell office:value-type="float" office:value="158500" calcext:value-type="float">
            <text:p>158500</text:p>
          </table:table-cell>
          <table:table-cell office:value-type="float" office:value="102959" calcext:value-type="float">
            <text:p>102959</text:p>
          </table:table-cell>
          <table:table-cell office:value-type="string" calcext:value-type="string">
            <text:p>M1+E2</text:p>
          </table:table-cell>
          <table:table-cell office:value-type="float" office:value="0.46" calcext:value-type="float">
            <text:p>0,4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6.8" calcext:value-type="float">
            <text:p>56,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24421" calcext:value-type="float">
            <text:p>324421</text:p>
          </table:table-cell>
          <table:table-cell office:value-type="float" office:value="267566" calcext:value-type="float">
            <text:p>267566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7.85" calcext:value-type="float">
            <text:p>57,85</text:p>
          </table:table-cell>
          <table:table-cell office:value-type="float" office:value="0.05" calcext:value-type="float">
            <text:p>0,05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150090106269534" calcext:value-type="float">
            <text:p>0,00150090106269534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9.5409" calcext:value-type="float">
            <text:p>59,54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35.9" calcext:value-type="float">
            <text:p>35,9</text:p>
          </table:table-cell>
          <table:table-cell office:value-type="float" office:value="0.365760850830157" calcext:value-type="float">
            <text:p>0,365760850830157</text:p>
          </table:table-cell>
          <table:table-cell office:value-type="float" office:value="59.5409" calcext:value-type="float">
            <text:p>59,5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.16" calcext:value-type="float">
            <text:p>1,1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1.46" calcext:value-type="float">
            <text:p>61,4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91.55" calcext:value-type="float">
            <text:p>191,55</text:p>
          </table:table-cell>
          <table:table-cell office:value-type="float" office:value="129.99" calcext:value-type="float">
            <text:p>129,9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4.83" calcext:value-type="float">
            <text:p>64,8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0180583083371616" calcext:value-type="float">
            <text:p>1,80583083371616E-05</text:p>
          </table:table-cell>
          <table:table-cell office:value-type="float" office:value="332382" calcext:value-type="float">
            <text:p>332382</text:p>
          </table:table-cell>
          <table:table-cell office:value-type="float" office:value="267566" calcext:value-type="float">
            <text:p>267566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7.45" calcext:value-type="float">
            <text:p>67,45</text:p>
          </table:table-cell>
          <table:table-cell office:value-type="float" office:value="0.05" calcext:value-type="float">
            <text:p>0,05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0100088161138069" calcext:value-type="float">
            <text:p>0,000100088161138069</text:p>
          </table:table-cell>
          <table:table-cell office:value-type="float" office:value="226005" calcext:value-type="float">
            <text:p>226005</text:p>
          </table:table-cell>
          <table:table-cell office:value-type="float" office:value="158500" calcext:value-type="float">
            <text:p>158500</text:p>
          </table:table-cell>
          <table:table-cell office:value-type="string" calcext:value-type="string">
            <text:p>(M1+E2)</text:p>
          </table:table-cell>
          <table:table-cell office:value-type="float" office:value="0.46" calcext:value-type="float">
            <text:p>0,4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9.76" calcext:value-type="float">
            <text:p>69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0401049872210427" calcext:value-type="float">
            <text:p>0,000401049872210427</text:p>
          </table:table-cell>
          <table:table-cell office:value-type="float" office:value="102959" calcext:value-type="float">
            <text:p>102959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(E1)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0.2" calcext:value-type="float">
            <text:p>0,2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0059" calcext:value-type="float">
            <text:p>0,0000059</text:p>
          </table:table-cell>
          <table:table-cell office:value-type="float" office:value="75900" calcext:value-type="float">
            <text:p>75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E2)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54.6" calcext:value-type="float">
            <text:p>54,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8.1" calcext:value-type="float">
            <text:p>78,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99.82" calcext:value-type="float">
            <text:p>799,82</text:p>
          </table:table-cell>
          <table:table-cell office:value-type="float" office:value="721961" calcext:value-type="float">
            <text:p>721961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9.1" calcext:value-type="float">
            <text:p>79,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5.05" calcext:value-type="float">
            <text:p>305,05</text:p>
          </table:table-cell>
          <table:table-cell office:value-type="float" office:value="226005" calcext:value-type="float">
            <text:p>226005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2.1" calcext:value-type="float">
            <text:p>92,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59.92" calcext:value-type="float">
            <text:p>359,92</text:p>
          </table:table-cell>
          <table:table-cell office:value-type="float" office:value="267566" calcext:value-type="float">
            <text:p>267566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6.7" calcext:value-type="float">
            <text:p>96,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29.99" calcext:value-type="float">
            <text:p>129,99</text:p>
          </table:table-cell>
          <table:table-cell office:value-type="float" office:value="33.19632" calcext:value-type="float">
            <text:p>33,19632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8.97" calcext:value-type="float">
            <text:p>98,97</text:p>
          </table:table-cell>
          <table:table-cell office:value-type="float" office:value="0.02" calcext:value-type="float">
            <text:p>0,02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00448563261982075" calcext:value-type="float">
            <text:p>0,000448563261982075</text:p>
          </table:table-cell>
          <table:table-cell office:value-type="float" office:value="158500" calcext:value-type="float">
            <text:p>158500</text:p>
          </table:table-cell>
          <table:table-cell office:value-type="float" office:value="59.5409" calcext:value-type="float">
            <text:p>59,540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5.6" calcext:value-type="float">
            <text:p>15,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02.98" calcext:value-type="float">
            <text:p>102,98</text:p>
          </table:table-cell>
          <table:table-cell office:value-type="float" office:value="0.02" calcext:value-type="float">
            <text:p>0,02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102959" calcext:value-type="float">
            <text:p>102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06.42" calcext:value-type="float">
            <text:p>106,42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000015" calcext:value-type="float">
            <text:p>0,00000015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09.7" calcext:value-type="float">
            <text:p>109,7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49" calcext:value-type="float">
            <text:p>0,0000049</text:p>
          </table:table-cell>
          <table:table-cell office:value-type="float" office:value="0.000000049" calcext:value-type="float">
            <text:p>0,000000049</text:p>
          </table:table-cell>
          <table:table-cell office:value-type="float" office:value="434.12" calcext:value-type="float">
            <text:p>434,12</text:p>
          </table:table-cell>
          <table:table-cell office:value-type="float" office:value="324421" calcext:value-type="float">
            <text:p>324421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9.67" calcext:value-type="float">
            <text:p>9,6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15.54" calcext:value-type="float">
            <text:p>115,5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91.55" calcext:value-type="float">
            <text:p>191,55</text:p>
          </table:table-cell>
          <table:table-cell office:value-type="float" office:value="75900" calcext:value-type="float">
            <text:p>759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20.36" calcext:value-type="float">
            <text:p>120,36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45" calcext:value-type="float">
            <text:p>0,0000045</text:p>
          </table:table-cell>
          <table:table-cell office:value-type="float" office:value="0.000000045" calcext:value-type="float">
            <text:p>0,000000045</text:p>
          </table:table-cell>
          <table:table-cell office:value-type="float" office:value="444.78" calcext:value-type="float">
            <text:p>444,78</text:p>
          </table:table-cell>
          <table:table-cell office:value-type="float" office:value="324421" calcext:value-type="float">
            <text:p>324421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23052" calcext:value-type="float">
            <text:p>1230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0316227766016838" calcext:value-type="float">
            <text:p>3,16227766016838E-05</text:p>
          </table:table-cell>
          <table:table-cell office:value-type="float" office:value="226005" calcext:value-type="float">
            <text:p>226005</text:p>
          </table:table-cell>
          <table:table-cell office:value-type="float" office:value="102959" calcext:value-type="float">
            <text:p>10295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25.3" calcext:value-type="float">
            <text:p>125,3</text:p>
          </table:table-cell>
          <table:table-cell office:value-type="float" office:value="0.02" calcext:value-type="float">
            <text:p>0,02</text:p>
          </table:table-cell>
          <table:table-cell office:value-type="float" office:value="0.00408" calcext:value-type="float">
            <text:p>0,00408</text:p>
          </table:table-cell>
          <table:table-cell office:value-type="float" office:value="0.0000988161930049929" calcext:value-type="float">
            <text:p>9,88161930049929E-05</text:p>
          </table:table-cell>
          <table:table-cell office:value-type="float" office:value="158500" calcext:value-type="float">
            <text:p>158500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28.05" calcext:value-type="float">
            <text:p>128,05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29.2" calcext:value-type="float">
            <text:p>129,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34.12" calcext:value-type="float">
            <text:p>434,12</text:p>
          </table:table-cell>
          <table:table-cell office:value-type="float" office:value="305.05" calcext:value-type="float">
            <text:p>305,05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35.3" calcext:value-type="float">
            <text:p>135,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59694" calcext:value-type="float">
            <text:p>459694</text:p>
          </table:table-cell>
          <table:table-cell office:value-type="float" office:value="324421" calcext:value-type="float">
            <text:p>324421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36.7" calcext:value-type="float">
            <text:p>136,7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38.5" calcext:value-type="float">
            <text:p>138,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97.99" calcext:value-type="float">
            <text:p>597,99</text:p>
          </table:table-cell>
          <table:table-cell office:value-type="float" office:value="459694" calcext:value-type="float">
            <text:p>459694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39.44" calcext:value-type="float">
            <text:p>139,44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53" calcext:value-type="float">
            <text:p>0,0000053</text:p>
          </table:table-cell>
          <table:table-cell office:value-type="float" office:value="0.00000110127607801132" calcext:value-type="float">
            <text:p>1,10127607801132E-06</text:p>
          </table:table-cell>
          <table:table-cell office:value-type="float" office:value="592.33" calcext:value-type="float">
            <text:p>592,33</text:p>
          </table:table-cell>
          <table:table-cell office:value-type="float" office:value="452547" calcext:value-type="float">
            <text:p>452547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.45" calcext:value-type="float">
            <text:p>3,4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46.55" calcext:value-type="float">
            <text:p>146,55</text:p>
          </table:table-cell>
          <table:table-cell office:value-type="float" office:value="0.03" calcext:value-type="float">
            <text:p>0,03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0119269484781314" calcext:value-type="float">
            <text:p>1,19269484781314E-05</text:p>
          </table:table-cell>
          <table:table-cell office:value-type="float" office:value="305.05" calcext:value-type="float">
            <text:p>305,05</text:p>
          </table:table-cell>
          <table:table-cell office:value-type="float" office:value="158500" calcext:value-type="float">
            <text:p>1585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50.04" calcext:value-type="float">
            <text:p>15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0222656686403081" calcext:value-type="float">
            <text:p>2,22656686403081E-06</text:p>
          </table:table-cell>
          <table:table-cell office:value-type="float" office:value="226005" calcext:value-type="float">
            <text:p>226005</text:p>
          </table:table-cell>
          <table:table-cell office:value-type="float" office:value="75900" calcext:value-type="float">
            <text:p>7590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54.27" calcext:value-type="float">
            <text:p>154,27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54" calcext:value-type="float">
            <text:p>0,00000054</text:p>
          </table:table-cell>
          <table:table-cell office:value-type="float" office:value="0.0000000054" calcext:value-type="float">
            <text:p>0,0000000054</text:p>
          </table:table-cell>
          <table:table-cell office:value-type="float" office:value="514.2" calcext:value-type="float">
            <text:p>514,2</text:p>
          </table:table-cell>
          <table:table-cell office:value-type="float" office:value="359.92" calcext:value-type="float">
            <text:p>359,92</text:p>
          </table:table-cell>
          <table:table-cell office:value-type="string" calcext:value-type="string">
            <text:p>[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7.54" calcext:value-type="float">
            <text:p>7,54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56.4" calcext:value-type="float">
            <text:p>156,4</text:p>
          </table:table-cell>
          <table:table-cell office:value-type="float" office:value="0.3" calcext:value-type="float">
            <text:p>0,3</text:p>
          </table:table-cell>
          <table:table-cell table:number-columns-repeated="6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59.26" calcext:value-type="float">
            <text:p>159,26</text:p>
          </table:table-cell>
          <table:table-cell office:value-type="float" office:value="0.2" calcext:value-type="float">
            <text:p>0,2</text:p>
          </table:table-cell>
          <table:table-cell office:value-type="float" office:value="0.0000014" calcext:value-type="float">
            <text:p>0,0000014</text:p>
          </table:table-cell>
          <table:table-cell office:value-type="float" office:value="0.00000050019596159905" calcext:value-type="float">
            <text:p>5,00195961599052E-07</text:p>
          </table:table-cell>
          <table:table-cell office:value-type="float" office:value="592.33" calcext:value-type="float">
            <text:p>592,33</text:p>
          </table:table-cell>
          <table:table-cell office:value-type="float" office:value="434.12" calcext:value-type="float">
            <text:p>434,12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61.54" calcext:value-type="float">
            <text:p>161,54</text:p>
          </table:table-cell>
          <table:table-cell office:value-type="float" office:value="0.1" calcext:value-type="float">
            <text:p>0,1</text:p>
          </table:table-cell>
          <table:table-cell office:value-type="float" office:value="0.0000015" calcext:value-type="float">
            <text:p>0,0000015</text:p>
          </table:table-cell>
          <table:table-cell office:value-type="float" office:value="0.000000015" calcext:value-type="float">
            <text:p>0,000000015</text:p>
          </table:table-cell>
          <table:table-cell office:value-type="float" office:value="486.22" calcext:value-type="float">
            <text:p>486,22</text:p>
          </table:table-cell>
          <table:table-cell office:value-type="float" office:value="324421" calcext:value-type="float">
            <text:p>324421</text:p>
          </table:table-cell>
          <table:table-cell office:value-type="string" calcext:value-type="string">
            <text:p>[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6.61" calcext:value-type="float">
            <text:p>6,6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64.69" calcext:value-type="float">
            <text:p>164,69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667" calcext:value-type="float">
            <text:p>0,0000667</text:p>
          </table:table-cell>
          <table:table-cell office:value-type="float" office:value="0.00000249096146096241" calcext:value-type="float">
            <text:p>2,49096146096241E-06</text:p>
          </table:table-cell>
          <table:table-cell office:value-type="float" office:value="267566" calcext:value-type="float">
            <text:p>267566</text:p>
          </table:table-cell>
          <table:table-cell office:value-type="float" office:value="102959" calcext:value-type="float">
            <text:p>10295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.74" calcext:value-type="float">
            <text:p>1,74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65.81" calcext:value-type="float">
            <text:p>165,81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232" calcext:value-type="float">
            <text:p>0,0000232</text:p>
          </table:table-cell>
          <table:table-cell office:value-type="float" office:value="0.00000112419927059218" calcext:value-type="float">
            <text:p>1,12419927059218E-06</text:p>
          </table:table-cell>
          <table:table-cell office:value-type="float" office:value="324421" calcext:value-type="float">
            <text:p>324421</text:p>
          </table:table-cell>
          <table:table-cell office:value-type="float" office:value="158500" calcext:value-type="float">
            <text:p>158500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69.56" calcext:value-type="float">
            <text:p>169,56</text:p>
          </table:table-cell>
          <table:table-cell office:value-type="float" office:value="0.03" calcext:value-type="float">
            <text:p>0,03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00435808444158669" calcext:value-type="float">
            <text:p>4,35808444158669E-06</text:p>
          </table:table-cell>
          <table:table-cell office:value-type="float" office:value="395.57" calcext:value-type="float">
            <text:p>395,57</text:p>
          </table:table-cell>
          <table:table-cell office:value-type="float" office:value="226005" calcext:value-type="float">
            <text:p>226005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75.07" calcext:value-type="float">
            <text:p>175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182" calcext:value-type="float">
            <text:p>0,0000182</text:p>
          </table:table-cell>
          <table:table-cell office:value-type="float" office:value="0.00000101642707559372" calcext:value-type="float">
            <text:p>1,01642707559372E-06</text:p>
          </table:table-cell>
          <table:table-cell office:value-type="float" office:value="305.05" calcext:value-type="float">
            <text:p>305,05</text:p>
          </table:table-cell>
          <table:table-cell office:value-type="float" office:value="129.99" calcext:value-type="float">
            <text:p>129,99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1385" calcext:value-type="float">
            <text:p>0,138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90.4" calcext:value-type="float">
            <text:p>190,4</text:p>
          </table:table-cell>
          <table:table-cell office:value-type="string" calcext:value-type="string">
            <text:p><text:s/></text:p>
          </table:table-cell>
          <table:table-cell office:value-type="float" office:value="0.0000022" calcext:value-type="float">
            <text:p>0,0000022</text:p>
          </table:table-cell>
          <table:table-cell office:value-type="float" office:value="0.00000050048376597049" calcext:value-type="float">
            <text:p>5,00483765970486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91.96" calcext:value-type="float">
            <text:p>191,96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216" calcext:value-type="float">
            <text:p>0,0000216</text:p>
          </table:table-cell>
          <table:table-cell office:value-type="float" office:value="0.00000102306207045321" calcext:value-type="float">
            <text:p>1,02306207045321E-06</text:p>
          </table:table-cell>
          <table:table-cell office:value-type="float" office:value="497.01" calcext:value-type="float">
            <text:p>497,01</text:p>
          </table:table-cell>
          <table:table-cell office:value-type="float" office:value="305.05" calcext:value-type="float">
            <text:p>305,05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49" calcext:value-type="float">
            <text:p>0,00000049</text:p>
          </table:table-cell>
          <table:table-cell office:value-type="float" office:value="0.0000000049" calcext:value-type="float">
            <text:p>0,0000000049</text:p>
          </table:table-cell>
          <table:table-cell office:value-type="float" office:value="592.33" calcext:value-type="float">
            <text:p>592,33</text:p>
          </table:table-cell>
          <table:table-cell office:value-type="float" office:value="395.57" calcext:value-type="float">
            <text:p>395,57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01.7" calcext:value-type="float">
            <text:p>201,7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08" calcext:value-type="float">
            <text:p>0,0000008</text:p>
          </table:table-cell>
          <table:table-cell office:value-type="float" office:value="0.000000008" calcext:value-type="float">
            <text:p>0,0000000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04.06" calcext:value-type="float">
            <text:p>204,06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029" calcext:value-type="float">
            <text:p>0,0000029</text:p>
          </table:table-cell>
          <table:table-cell office:value-type="float" office:value="0.00000019220041623264" calcext:value-type="float">
            <text:p>1,9220041623264E-07</text:p>
          </table:table-cell>
          <table:table-cell office:value-type="float" office:value="395.57" calcext:value-type="float">
            <text:p>395,57</text:p>
          </table:table-cell>
          <table:table-cell office:value-type="float" office:value="191.55" calcext:value-type="float">
            <text:p>191,55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08.01" calcext:value-type="float">
            <text:p>208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00187501493327387" calcext:value-type="float">
            <text:p>1,87501493327387E-05</text:p>
          </table:table-cell>
          <table:table-cell office:value-type="float" office:value="267566" calcext:value-type="float">
            <text:p>267566</text:p>
          </table:table-cell>
          <table:table-cell office:value-type="float" office:value="59.5409" calcext:value-type="float">
            <text:p>59,5409</text:p>
          </table:table-cell>
          <table:table-cell office:value-type="string" calcext:value-type="string">
            <text:p>M1+E2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21.46" calcext:value-type="float">
            <text:p>221,46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424" calcext:value-type="float">
            <text:p>0,0000424</text:p>
          </table:table-cell>
          <table:table-cell office:value-type="float" office:value="0.00000108617493986926" calcext:value-type="float">
            <text:p>1,08617493986926E-06</text:p>
          </table:table-cell>
          <table:table-cell office:value-type="float" office:value="324421" calcext:value-type="float">
            <text:p>324421</text:p>
          </table:table-cell>
          <table:table-cell office:value-type="float" office:value="102959" calcext:value-type="float">
            <text:p>102959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21.8" calcext:value-type="float">
            <text:p>221,8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81363" calcext:value-type="float">
            <text:p>281363</text:p>
          </table:table-cell>
          <table:table-cell office:value-type="float" office:value="59.5409" calcext:value-type="float">
            <text:p>59,540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32.81" calcext:value-type="float">
            <text:p>232,81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464" calcext:value-type="float">
            <text:p>0,00000464</text:p>
          </table:table-cell>
          <table:table-cell office:value-type="float" office:value="0.00000030356706013664" calcext:value-type="float">
            <text:p>3,03567060136636E-07</text:p>
          </table:table-cell>
          <table:table-cell office:value-type="float" office:value="514.2" calcext:value-type="float">
            <text:p>514,2</text:p>
          </table:table-cell>
          <table:table-cell office:value-type="float" office:value="281363" calcext:value-type="float">
            <text:p>281363</text:p>
          </table:table-cell>
          <table:table-cell office:value-type="string" calcext:value-type="string">
            <text:p>[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.36" calcext:value-type="float">
            <text:p>2,3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34.33" calcext:value-type="float">
            <text:p>234,33</text:p>
          </table:table-cell>
          <table:table-cell office:value-type="string" calcext:value-type="string">
            <text:p><text:s/></text:p>
          </table:table-cell>
          <table:table-cell office:value-type="float" office:value="0.00000066" calcext:value-type="float">
            <text:p>0,00000066</text:p>
          </table:table-cell>
          <table:table-cell office:value-type="float" office:value="0.00000027008065462006" calcext:value-type="float">
            <text:p>2,7008065462006E-07</text:p>
          </table:table-cell>
          <table:table-cell office:value-type="float" office:value="267566" calcext:value-type="float">
            <text:p>267566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8.66" calcext:value-type="float">
            <text:p>8,6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46.73" calcext:value-type="float">
            <text:p>246,73</text:p>
          </table:table-cell>
          <table:table-cell office:value-type="float" office:value="0.1" calcext:value-type="float">
            <text:p>0,1</text:p>
          </table:table-cell>
          <table:table-cell office:value-type="float" office:value="0.00000242" calcext:value-type="float">
            <text:p>0,00000242</text:p>
          </table:table-cell>
          <table:table-cell office:value-type="float" office:value="0.00000025116854898653" calcext:value-type="float">
            <text:p>2,51168548986532E-07</text:p>
          </table:table-cell>
          <table:table-cell office:value-type="float" office:value="514.2" calcext:value-type="float">
            <text:p>514,2</text:p>
          </table:table-cell>
          <table:table-cell office:value-type="float" office:value="267566" calcext:value-type="float">
            <text:p>267566</text:p>
          </table:table-cell>
          <table:table-cell office:value-type="string" calcext:value-type="string">
            <text:p>[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.01" calcext:value-type="float">
            <text:p>2,0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54" calcext:value-type="float">
            <text:p>0,00000054</text:p>
          </table:table-cell>
          <table:table-cell office:value-type="float" office:value="0.0000000054" calcext:value-type="float">
            <text:p>0,0000000054</text:p>
          </table:table-cell>
          <table:table-cell office:value-type="float" office:value="324421" calcext:value-type="float">
            <text:p>324421</text:p>
          </table:table-cell>
          <table:table-cell office:value-type="float" office:value="75900" calcext:value-type="float">
            <text:p>7590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60.8" calcext:value-type="float">
            <text:p>260,8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121" calcext:value-type="float">
            <text:p>0,00000121</text:p>
          </table:table-cell>
          <table:table-cell office:value-type="float" office:value="0.00000019038489961129" calcext:value-type="float">
            <text:p>1,90384899611287E-07</text:p>
          </table:table-cell>
          <table:table-cell office:value-type="float" office:value="452547" calcext:value-type="float">
            <text:p>452547</text:p>
          </table:table-cell>
          <table:table-cell office:value-type="float" office:value="191.55" calcext:value-type="float">
            <text:p>191,55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60.8" calcext:value-type="float">
            <text:p>260,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86.22" calcext:value-type="float">
            <text:p>486,22</text:p>
          </table:table-cell>
          <table:table-cell office:value-type="float" office:value="226005" calcext:value-type="float">
            <text:p>226005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64.89" calcext:value-type="float">
            <text:p>264,89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00041" calcext:value-type="float">
            <text:p>0,00000041</text:p>
          </table:table-cell>
          <table:table-cell office:value-type="float" office:value="324421" calcext:value-type="float">
            <text:p>324421</text:p>
          </table:table-cell>
          <table:table-cell office:value-type="float" office:value="59.5409" calcext:value-type="float">
            <text:p>59,5409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64.89" calcext:value-type="float">
            <text:p>264,89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46.12" calcext:value-type="float">
            <text:p>546,12</text:p>
          </table:table-cell>
          <table:table-cell office:value-type="float" office:value="281363" calcext:value-type="float">
            <text:p>281363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67.58" calcext:value-type="float">
            <text:p>267,58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263" calcext:value-type="float">
            <text:p>0,0000263</text:p>
          </table:table-cell>
          <table:table-cell office:value-type="float" office:value="0.00000084212172516804" calcext:value-type="float">
            <text:p>8,42121725168042E-07</text:p>
          </table:table-cell>
          <table:table-cell office:value-type="float" office:value="267566" calcext:value-type="float">
            <text:p>267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+M2</text:p>
          </table:table-cell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70.63" calcext:value-type="float">
            <text:p>270,63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64" calcext:value-type="float">
            <text:p>0,00000064</text:p>
          </table:table-cell>
          <table:table-cell office:value-type="float" office:value="0.00000020010237379901" calcext:value-type="float">
            <text:p>2,00102373799013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75.77" calcext:value-type="float">
            <text:p>275,77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66" calcext:value-type="float">
            <text:p>0,0000066</text:p>
          </table:table-cell>
          <table:table-cell office:value-type="float" office:value="0.00000040540843602471" calcext:value-type="float">
            <text:p>4,05408436024708E-07</text:p>
          </table:table-cell>
          <table:table-cell office:value-type="float" office:value="434.12" calcext:value-type="float">
            <text:p>434,12</text:p>
          </table:table-cell>
          <table:table-cell office:value-type="float" office:value="158500" calcext:value-type="float">
            <text:p>158500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78.04" calcext:value-type="float">
            <text:p>278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44" calcext:value-type="float">
            <text:p>0,00000044</text:p>
          </table:table-cell>
          <table:table-cell office:value-type="float" office:value="0.0000000044" calcext:value-type="float">
            <text:p>0,0000000044</text:p>
          </table:table-cell>
          <table:table-cell office:value-type="float" office:value="546.12" calcext:value-type="float">
            <text:p>546,12</text:p>
          </table:table-cell>
          <table:table-cell office:value-type="float" office:value="267566" calcext:value-type="float">
            <text:p>267566</text:p>
          </table:table-cell>
          <table:table-cell office:value-type="string" calcext:value-type="string">
            <text:p>[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.44" calcext:value-type="float">
            <text:p>1,44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91.3" calcext:value-type="float">
            <text:p>291,3</text:p>
          </table:table-cell>
          <table:table-cell office:value-type="float" office:value="0.2" calcext:value-type="float">
            <text:p>0,2</text:p>
          </table:table-cell>
          <table:table-cell office:value-type="float" office:value="0.0000031" calcext:value-type="float">
            <text:p>0,0000031</text:p>
          </table:table-cell>
          <table:table-cell office:value-type="float" office:value="0.00000030159741378202" calcext:value-type="float">
            <text:p>3,01597413782015E-07</text:p>
          </table:table-cell>
          <table:table-cell office:value-type="float" office:value="324421" calcext:value-type="float">
            <text:p>324421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433" calcext:value-type="float">
            <text:p>0,0433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292.77" calcext:value-type="float">
            <text:p>292,7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142" calcext:value-type="float">
            <text:p>0,0000142</text:p>
          </table:table-cell>
          <table:table-cell office:value-type="float" office:value="0.00000051977302738792" calcext:value-type="float">
            <text:p>5,19773027387917E-07</text:p>
          </table:table-cell>
          <table:table-cell office:value-type="float" office:value="368615" calcext:value-type="float">
            <text:p>368615</text:p>
          </table:table-cell>
          <table:table-cell office:value-type="float" office:value="75900" calcext:value-type="float">
            <text:p>75900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00.13" calcext:value-type="float">
            <text:p>300,13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59.92" calcext:value-type="float">
            <text:p>359,92</text:p>
          </table:table-cell>
          <table:table-cell office:value-type="float" office:value="59.5409" calcext:value-type="float">
            <text:p>59,540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04.21" calcext:value-type="float">
            <text:p>304,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101" calcext:value-type="float">
            <text:p>0,00000101</text:p>
          </table:table-cell>
          <table:table-cell office:value-type="float" office:value="0.00000021024274065946" calcext:value-type="float">
            <text:p>2,10242740659458E-07</text:p>
          </table:table-cell>
          <table:table-cell office:value-type="float" office:value="434.12" calcext:value-type="float">
            <text:p>434,12</text:p>
          </table:table-cell>
          <table:table-cell office:value-type="float" office:value="129.99" calcext:value-type="float">
            <text:p>129,99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393" calcext:value-type="float">
            <text:p>0,0393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09.1" calcext:value-type="float">
            <text:p>309,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14" calcext:value-type="float">
            <text:p>0,0000014</text:p>
          </table:table-cell>
          <table:table-cell office:value-type="float" office:value="0.000000014" calcext:value-type="float">
            <text:p>0,000000014</text:p>
          </table:table-cell>
          <table:table-cell office:value-type="float" office:value="368615" calcext:value-type="float">
            <text:p>368615</text:p>
          </table:table-cell>
          <table:table-cell office:value-type="float" office:value="59.5409" calcext:value-type="float">
            <text:p>59,5409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38" calcext:value-type="float">
            <text:p>0,03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16.8" calcext:value-type="float">
            <text:p>316,8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05" calcext:value-type="float">
            <text:p>0,00000005</text:p>
          </table:table-cell>
          <table:table-cell office:value-type="float" office:value="0.0000000005" calcext:value-type="float">
            <text:p>5E-10</text:p>
          </table:table-cell>
          <table:table-cell office:value-type="float" office:value="316.8" calcext:value-type="float">
            <text:p>316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22.52" calcext:value-type="float">
            <text:p>322,5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90.09" calcext:value-type="float">
            <text:p>590,09</text:p>
          </table:table-cell>
          <table:table-cell office:value-type="float" office:value="267566" calcext:value-type="float">
            <text:p>267566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22.52" calcext:value-type="float">
            <text:p>322,52</text:p>
          </table:table-cell>
          <table:table-cell office:value-type="float" office:value="0.03" calcext:value-type="float">
            <text:p>0,03</text:p>
          </table:table-cell>
          <table:table-cell office:value-type="float" office:value="0.0001518" calcext:value-type="float">
            <text:p>0,0001518</text:p>
          </table:table-cell>
          <table:table-cell office:value-type="float" office:value="0.00000354179671918082" calcext:value-type="float">
            <text:p>3,54179671918082E-06</text:p>
          </table:table-cell>
          <table:table-cell office:value-type="float" office:value="452547" calcext:value-type="float">
            <text:p>452547</text:p>
          </table:table-cell>
          <table:table-cell office:value-type="float" office:value="129.99" calcext:value-type="float">
            <text:p>129,99</text:p>
          </table:table-cell>
          <table:table-cell office:value-type="string" calcext:value-type="string">
            <text:p>(M1+E2)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P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32.35" calcext:value-type="float">
            <text:p>332,35</text:p>
          </table:table-cell>
          <table:table-cell office:value-type="float" office:value="0.03" calcext:value-type="float">
            <text:p>0,03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00334964177189144" calcext:value-type="float">
            <text:p>3,34964177189144E-06</text:p>
          </table:table-cell>
          <table:table-cell office:value-type="float" office:value="332382" calcext:value-type="float">
            <text:p>332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35.37" calcext:value-type="float">
            <text:p>335,37</text:p>
          </table:table-cell>
          <table:table-cell office:value-type="float" office:value="0.03" calcext:value-type="float">
            <text:p>0,03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0000111625086786081" calcext:value-type="float">
            <text:p>1,11625086786081E-05</text:p>
          </table:table-cell>
          <table:table-cell office:value-type="float" office:value="368615" calcext:value-type="float">
            <text:p>368615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M1+E2</text:p>
          </table:table-cell>
          <table:table-cell office:value-type="float" office:value="0.46" calcext:value-type="float">
            <text:p>0,46</text:p>
          </table:table-cell>
          <table:table-cell office:value-type="float" office:value="17" calcext:value-type="float">
            <text:p>17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37.7" calcext:value-type="float">
            <text:p>337,7</text:p>
          </table:table-cell>
          <table:table-cell office:value-type="float" office:value="0.2" calcext:value-type="float">
            <text:p>0,2</text:p>
          </table:table-cell>
          <table:table-cell office:value-type="float" office:value="0.00000429" calcext:value-type="float">
            <text:p>0,00000429</text:p>
          </table:table-cell>
          <table:table-cell office:value-type="float" office:value="0.00000023396668566272" calcext:value-type="float">
            <text:p>2,33966685662724E-07</text:p>
          </table:table-cell>
          <table:table-cell office:value-type="float" office:value="370931" calcext:value-type="float">
            <text:p>370931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(E2)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40.56" calcext:value-type="float">
            <text:p>340,56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43" calcext:value-type="float">
            <text:p>0,0000043</text:p>
          </table:table-cell>
          <table:table-cell office:value-type="float" office:value="0.000000043" calcext:value-type="float">
            <text:p>0,000000043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58.25" calcext:value-type="float">
            <text:p>358,25</text:p>
          </table:table-cell>
          <table:table-cell office:value-type="float" office:value="0.2" calcext:value-type="float">
            <text:p>0,2</text:p>
          </table:table-cell>
          <table:table-cell office:value-type="float" office:value="0.0000012" calcext:value-type="float">
            <text:p>0,0000012</text:p>
          </table:table-cell>
          <table:table-cell office:value-type="float" office:value="0.00000024029981273401" calcext:value-type="float">
            <text:p>2,40299812734009E-07</text:p>
          </table:table-cell>
          <table:table-cell office:value-type="float" office:value="434.12" calcext:value-type="float">
            <text:p>434,12</text:p>
          </table:table-cell>
          <table:table-cell office:value-type="float" office:value="75900" calcext:value-type="float">
            <text:p>7590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276" calcext:value-type="float">
            <text:p>0,027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68.65" calcext:value-type="float">
            <text:p>368,65</text:p>
          </table:table-cell>
          <table:table-cell office:value-type="float" office:value="0.03" calcext:value-type="float">
            <text:p>0,03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.00000545058712433807" calcext:value-type="float">
            <text:p>5,45058712433807E-06</text:p>
          </table:table-cell>
          <table:table-cell office:value-type="float" office:value="368615" calcext:value-type="float">
            <text:p>368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(+E2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LT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70.94" calcext:value-type="float">
            <text:p>370,9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523" calcext:value-type="float">
            <text:p>0,0000523</text:p>
          </table:table-cell>
          <table:table-cell office:value-type="float" office:value="0.00000130901833447817" calcext:value-type="float">
            <text:p>1,30901833447817E-06</text:p>
          </table:table-cell>
          <table:table-cell office:value-type="float" office:value="370931" calcext:value-type="float">
            <text:p>370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+E2</text:p>
          </table:table-cell>
          <table:table-cell office:value-type="float" office:value="0.43" calcext:value-type="float">
            <text:p>0,43</text:p>
          </table:table-cell>
          <table:table-cell office:value-type="float" office:value="14" calcext:value-type="float">
            <text:p>14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76.65" calcext:value-type="float">
            <text:p>376,65</text:p>
          </table:table-cell>
          <table:table-cell office:value-type="float" office:value="0.03" calcext:value-type="float">
            <text:p>0,03</text:p>
          </table:table-cell>
          <table:table-cell office:value-type="float" office:value="0.0001383" calcext:value-type="float">
            <text:p>0,0001383</text:p>
          </table:table-cell>
          <table:table-cell office:value-type="float" office:value="0.0000033034359385343" calcext:value-type="float">
            <text:p>3,3034359385343E-06</text:p>
          </table:table-cell>
          <table:table-cell office:value-type="float" office:value="452547" calcext:value-type="float">
            <text:p>452547</text:p>
          </table:table-cell>
          <table:table-cell office:value-type="float" office:value="75900" calcext:value-type="float">
            <text:p>75900</text:p>
          </table:table-cell>
          <table:table-cell office:value-type="string" calcext:value-type="string">
            <text:p>(M1)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83.81" calcext:value-type="float">
            <text:p>383,81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282" calcext:value-type="float">
            <text:p>0,0000282</text:p>
          </table:table-cell>
          <table:table-cell office:value-type="float" office:value="0.00000075466813898561" calcext:value-type="float">
            <text:p>7,54668138985607E-07</text:p>
          </table:table-cell>
          <table:table-cell office:value-type="float" office:value="459694" calcext:value-type="float">
            <text:p>459694</text:p>
          </table:table-cell>
          <table:table-cell office:value-type="float" office:value="75900" calcext:value-type="float">
            <text:p>75900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49" calcext:value-type="float">
            <text:p>0,00000049</text:p>
          </table:table-cell>
          <table:table-cell office:value-type="float" office:value="0.0000000049" calcext:value-type="float">
            <text:p>0,0000000049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90.62" calcext:value-type="float">
            <text:p>390,62</text:p>
          </table:table-cell>
          <table:table-cell office:value-type="float" office:value="0.1" calcext:value-type="float">
            <text:p>0,1</text:p>
          </table:table-cell>
          <table:table-cell office:value-type="float" office:value="0.0000059" calcext:value-type="float">
            <text:p>0,0000059</text:p>
          </table:table-cell>
          <table:table-cell office:value-type="float" office:value="0.00000027637112729082" calcext:value-type="float">
            <text:p>2,76371127290822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398.64" calcext:value-type="float">
            <text:p>398,64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0.00000002" calcext:value-type="float">
            <text:p>0,00000002</text:p>
          </table:table-cell>
          <table:table-cell office:value-type="float" office:value="666.2" calcext:value-type="float">
            <text:p>666,2</text:p>
          </table:table-cell>
          <table:table-cell office:value-type="float" office:value="267566" calcext:value-type="float">
            <text:p>267566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01.3" calcext:value-type="float">
            <text:p>401,3</text:p>
          </table:table-cell>
          <table:table-cell office:value-type="float" office:value="3" calcext:value-type="float">
            <text:p>3</text:p>
          </table:table-cell>
          <table:table-cell office:value-type="float" office:value="0.00000049" calcext:value-type="float">
            <text:p>0,00000049</text:p>
          </table:table-cell>
          <table:table-cell office:value-type="float" office:value="0.0000000049" calcext:value-type="float">
            <text:p>0,0000000049</text:p>
          </table:table-cell>
          <table:table-cell office:value-type="float" office:value="592.33" calcext:value-type="float">
            <text:p>592,33</text:p>
          </table:table-cell>
          <table:table-cell office:value-type="float" office:value="191.55" calcext:value-type="float">
            <text:p>191,55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06.35" calcext:value-type="float">
            <text:p>406,35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145" calcext:value-type="float">
            <text:p>0,00000145</text:p>
          </table:table-cell>
          <table:table-cell office:value-type="float" office:value="0.00000022047732309696" calcext:value-type="float">
            <text:p>2,20477323096957E-07</text:p>
          </table:table-cell>
          <table:table-cell office:value-type="float" office:value="597.99" calcext:value-type="float">
            <text:p>597,99</text:p>
          </table:table-cell>
          <table:table-cell office:value-type="float" office:value="191.55" calcext:value-type="float">
            <text:p>191,55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15.88" calcext:value-type="float">
            <text:p>415,88</text:p>
          </table:table-cell>
          <table:table-cell office:value-type="float" office:value="0.1" calcext:value-type="float">
            <text:p>0,1</text:p>
          </table:table-cell>
          <table:table-cell office:value-type="float" office:value="0.0000031" calcext:value-type="float">
            <text:p>0,0000031</text:p>
          </table:table-cell>
          <table:table-cell office:value-type="float" office:value="0.000000031" calcext:value-type="float">
            <text:p>0,00000003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19.33" calcext:value-type="float">
            <text:p>419,33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287" calcext:value-type="float">
            <text:p>0,0000287</text:p>
          </table:table-cell>
          <table:table-cell office:value-type="float" office:value="0.00000084992293768318" calcext:value-type="float">
            <text:p>8,49922937683176E-07</text:p>
          </table:table-cell>
          <table:table-cell office:value-type="float" office:value="452547" calcext:value-type="float">
            <text:p>452547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26.47" calcext:value-type="float">
            <text:p>426,47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246" calcext:value-type="float">
            <text:p>0,0000246</text:p>
          </table:table-cell>
          <table:table-cell office:value-type="float" office:value="0.00000074196765428151" calcext:value-type="float">
            <text:p>7,41967654281506E-07</text:p>
          </table:table-cell>
          <table:table-cell office:value-type="float" office:value="459694" calcext:value-type="float">
            <text:p>459694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29.94" calcext:value-type="float">
            <text:p>429,94</text:p>
          </table:table-cell>
          <table:table-cell office:value-type="float" office:value="0.1" calcext:value-type="float">
            <text:p>0,1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0.00000023028732053676" calcext:value-type="float">
            <text:p>2,30287320536759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42.81" calcext:value-type="float">
            <text:p>442,81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35" calcext:value-type="float">
            <text:p>0,0000035</text:p>
          </table:table-cell>
          <table:table-cell office:value-type="float" office:value="0.00000030203476621078" calcext:value-type="float">
            <text:p>3,02034766210779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46.43" calcext:value-type="float">
            <text:p>446,43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49" calcext:value-type="float">
            <text:p>0,00000049</text:p>
          </table:table-cell>
          <table:table-cell office:value-type="float" office:value="0.0000000049" calcext:value-type="float">
            <text:p>0,0000000049</text:p>
          </table:table-cell>
          <table:table-cell office:value-type="float" office:value="770.57" calcext:value-type="float">
            <text:p>770,57</text:p>
          </table:table-cell>
          <table:table-cell office:value-type="float" office:value="324421" calcext:value-type="float">
            <text:p>324421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52.6" calcext:value-type="float">
            <text:p>452,6</text:p>
          </table:table-cell>
          <table:table-cell office:value-type="float" office:value="0.2" calcext:value-type="float">
            <text:p>0,2</text:p>
          </table:table-cell>
          <table:table-cell office:value-type="float" office:value="0.0000024" calcext:value-type="float">
            <text:p>0,0000024</text:p>
          </table:table-cell>
          <table:table-cell office:value-type="float" office:value="0.00000025114935795259" calcext:value-type="float">
            <text:p>2,51149357952594E-07</text:p>
          </table:table-cell>
          <table:table-cell office:value-type="float" office:value="452547" calcext:value-type="float">
            <text:p>452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54.66" calcext:value-type="float">
            <text:p>454,6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21961" calcext:value-type="float">
            <text:p>721961</text:p>
          </table:table-cell>
          <table:table-cell office:value-type="float" office:value="267566" calcext:value-type="float">
            <text:p>267566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54.66" calcext:value-type="float">
            <text:p>454,66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97" calcext:value-type="float">
            <text:p>0,0000097</text:p>
          </table:table-cell>
          <table:table-cell office:value-type="float" office:value="0.00000041159324581436" calcext:value-type="float">
            <text:p>4,1159324581436E-07</text:p>
          </table:table-cell>
          <table:table-cell office:value-type="float" office:value="514.2" calcext:value-type="float">
            <text:p>514,2</text:p>
          </table:table-cell>
          <table:table-cell office:value-type="float" office:value="59.5409" calcext:value-type="float">
            <text:p>59,5409</text:p>
          </table:table-cell>
          <table:table-cell office:value-type="string" calcext:value-type="string">
            <text:p>[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59.68" calcext:value-type="float">
            <text:p>459,68</text:p>
          </table:table-cell>
          <table:table-cell office:value-type="float" office:value="0.1" calcext:value-type="float">
            <text:p>0,1</text:p>
          </table:table-cell>
          <table:table-cell office:value-type="float" office:value="0.00000363" calcext:value-type="float">
            <text:p>0,00000363</text:p>
          </table:table-cell>
          <table:table-cell office:value-type="float" office:value="0.00000027242923851892" calcext:value-type="float">
            <text:p>2,72429238518923E-07</text:p>
          </table:table-cell>
          <table:table-cell office:value-type="float" office:value="459694" calcext:value-type="float">
            <text:p>459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63.22" calcext:value-type="float">
            <text:p>463,22</text:p>
          </table:table-cell>
          <table:table-cell office:value-type="float" office:value="0.2" calcext:value-type="float">
            <text:p>0,2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000001" calcext:value-type="float">
            <text:p>0,00000001</text:p>
          </table:table-cell>
          <table:table-cell office:value-type="float" office:value="592.33" calcext:value-type="float">
            <text:p>592,33</text:p>
          </table:table-cell>
          <table:table-cell office:value-type="float" office:value="129.99" calcext:value-type="float">
            <text:p>129,99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68.12" calcext:value-type="float">
            <text:p>468,12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288" calcext:value-type="float">
            <text:p>0,00000288</text:p>
          </table:table-cell>
          <table:table-cell office:value-type="float" office:value="0.00000021196565759575" calcext:value-type="float">
            <text:p>2,11965657595753E-07</text:p>
          </table:table-cell>
          <table:table-cell office:value-type="float" office:value="597.99" calcext:value-type="float">
            <text:p>597,99</text:p>
          </table:table-cell>
          <table:table-cell office:value-type="float" office:value="129.99" calcext:value-type="float">
            <text:p>129,99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85.91" calcext:value-type="float">
            <text:p>485,9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000030016662039607" calcext:value-type="float">
            <text:p>3,00166620396073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87.3" calcext:value-type="float">
            <text:p>487,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46.03" calcext:value-type="float">
            <text:p>646,03</text:p>
          </table:table-cell>
          <table:table-cell office:value-type="float" office:value="158500" calcext:value-type="float">
            <text:p>1585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487.3" calcext:value-type="float">
            <text:p>487,3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44" calcext:value-type="float">
            <text:p>0,00000044</text:p>
          </table:table-cell>
          <table:table-cell office:value-type="float" office:value="0.0000000044" calcext:value-type="float">
            <text:p>0,0000000044</text:p>
          </table:table-cell>
          <table:table-cell office:value-type="float" office:value="590.09" calcext:value-type="float">
            <text:p>590,09</text:p>
          </table:table-cell>
          <table:table-cell office:value-type="float" office:value="102959" calcext:value-type="float">
            <text:p>102959</text:p>
          </table:table-cell>
          <table:table-cell office:value-type="string" calcext:value-type="string">
            <text:p>[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12.5" calcext:value-type="float">
            <text:p>512,5</text:p>
          </table:table-cell>
          <table:table-cell office:value-type="float" office:value="0.3" calcext:value-type="float">
            <text:p>0,3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0.00000023028732053676" calcext:value-type="float">
            <text:p>2,30287320536759E-07</text:p>
          </table:table-cell>
          <table:table-cell office:value-type="float" office:value="546.12" calcext:value-type="float">
            <text:p>546,12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134" calcext:value-type="float">
            <text:p>0,0134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" calcext:value-type="float">
            <text:p>0,5</text:p>
          </table:table-cell>
          <table:table-cell office:value-type="float" office:value="0.00000258" calcext:value-type="float">
            <text:p>0,00000258</text:p>
          </table:table-cell>
          <table:table-cell office:value-type="float" office:value="0.00000027122986561218" calcext:value-type="float">
            <text:p>2,71229865612178E-07</text:p>
          </table:table-cell>
          <table:table-cell office:value-type="float" office:value="514.2" calcext:value-type="float">
            <text:p>514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133" calcext:value-type="float">
            <text:p>0,0133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22.06" calcext:value-type="float">
            <text:p>522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95" calcext:value-type="float">
            <text:p>0,00000095</text:p>
          </table:table-cell>
          <table:table-cell office:value-type="float" office:value="0.00000029015556172509" calcext:value-type="float">
            <text:p>2,90155561725086E-07</text:p>
          </table:table-cell>
          <table:table-cell office:value-type="float" office:value="597.99" calcext:value-type="float">
            <text:p>597,99</text:p>
          </table:table-cell>
          <table:table-cell office:value-type="float" office:value="75900" calcext:value-type="float">
            <text:p>75900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29.17" calcext:value-type="float">
            <text:p>529,17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46" calcext:value-type="float">
            <text:p>0,00000046</text:p>
          </table:table-cell>
          <table:table-cell office:value-type="float" office:value="0.0000000046" calcext:value-type="float">
            <text:p>0,0000000046</text:p>
          </table:table-cell>
          <table:table-cell office:value-type="float" office:value="853.39" calcext:value-type="float">
            <text:p>853,39</text:p>
          </table:table-cell>
          <table:table-cell office:value-type="float" office:value="324421" calcext:value-type="float">
            <text:p>324421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441" calcext:value-type="float">
            <text:p>0,044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45.4" calcext:value-type="float">
            <text:p>545,4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74" calcext:value-type="float">
            <text:p>0,00000074</text:p>
          </table:table-cell>
          <table:table-cell office:value-type="float" office:value="0.0000000074" calcext:value-type="float">
            <text:p>0,0000000074</text:p>
          </table:table-cell>
          <table:table-cell office:value-type="float" office:value="546.12" calcext:value-type="float">
            <text:p>546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1119" calcext:value-type="float">
            <text:p>0,01119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63.05" calcext:value-type="float">
            <text:p>563,05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74" calcext:value-type="float">
            <text:p>0,00000074</text:p>
          </table:table-cell>
          <table:table-cell office:value-type="float" office:value="0.0000000074" calcext:value-type="float">
            <text:p>0,0000000074</text:p>
          </table:table-cell>
          <table:table-cell office:value-type="float" office:value="721961" calcext:value-type="float">
            <text:p>721961</text:p>
          </table:table-cell>
          <table:table-cell office:value-type="float" office:value="158500" calcext:value-type="float">
            <text:p>158500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383" calcext:value-type="float">
            <text:p>0,0383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73.94" calcext:value-type="float">
            <text:p>573,94</text:p>
          </table:table-cell>
          <table:table-cell office:value-type="float" office:value="0.2" calcext:value-type="float">
            <text:p>0,2</text:p>
          </table:table-cell>
          <table:table-cell office:value-type="float" office:value="0.00000125" calcext:value-type="float">
            <text:p>0,00000125</text:p>
          </table:table-cell>
          <table:table-cell office:value-type="float" office:value="0.0000001904107402433" calcext:value-type="float">
            <text:p>1,90410740243296E-07</text:p>
          </table:table-cell>
          <table:table-cell office:value-type="float" office:value="799.82" calcext:value-type="float">
            <text:p>799,82</text:p>
          </table:table-cell>
          <table:table-cell office:value-type="float" office:value="226005" calcext:value-type="float">
            <text:p>226005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82.6" calcext:value-type="float">
            <text:p>582,6</text:p>
          </table:table-cell>
          <table:table-cell office:value-type="string" calcext:value-type="string">
            <text:p><text:s/></text:p>
          </table:table-cell>
          <table:table-cell office:value-type="float" office:value="0.00000023" calcext:value-type="float">
            <text:p>0,00000023</text:p>
          </table:table-cell>
          <table:table-cell office:value-type="float" office:value="0.00000012002203964273" calcext:value-type="float">
            <text:p>1,20022039642726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86.59" calcext:value-type="float">
            <text:p>586,59</text:p>
          </table:table-cell>
          <table:table-cell office:value-type="float" office:value="0.2" calcext:value-type="float">
            <text:p>0,2</text:p>
          </table:table-cell>
          <table:table-cell office:value-type="float" office:value="0.00000131" calcext:value-type="float">
            <text:p>0,00000131</text:p>
          </table:table-cell>
          <table:table-cell office:value-type="float" office:value="0.00000020042856582833" calcext:value-type="float">
            <text:p>2,00428565828327E-07</text:p>
          </table:table-cell>
          <table:table-cell office:value-type="float" office:value="646.03" calcext:value-type="float">
            <text:p>646,03</text:p>
          </table:table-cell>
          <table:table-cell office:value-type="float" office:value="59.5409" calcext:value-type="float">
            <text:p>59,5409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90.28" calcext:value-type="float">
            <text:p>590,2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66.2" calcext:value-type="float">
            <text:p>666,2</text:p>
          </table:table-cell>
          <table:table-cell office:value-type="float" office:value="75900" calcext:value-type="float">
            <text:p>759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90.28" calcext:value-type="float">
            <text:p>590,28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286" calcext:value-type="float">
            <text:p>0,00000286</text:p>
          </table:table-cell>
          <table:table-cell office:value-type="float" office:value="0.0000002119385760073" calcext:value-type="float">
            <text:p>2,11938576007295E-07</text:p>
          </table:table-cell>
          <table:table-cell office:value-type="float" office:value="590.09" calcext:value-type="float">
            <text:p>59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102" calcext:value-type="float">
            <text:p>0,0102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597.48" calcext:value-type="float">
            <text:p>597,48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741" calcext:value-type="float">
            <text:p>0,00000741</text:p>
          </table:table-cell>
          <table:table-cell office:value-type="float" office:value="0.00000033821710483061" calcext:value-type="float">
            <text:p>3,3821710483061E-07</text:p>
          </table:table-cell>
          <table:table-cell office:value-type="float" office:value="755685" calcext:value-type="float">
            <text:p>755685</text:p>
          </table:table-cell>
          <table:table-cell office:value-type="float" office:value="158500" calcext:value-type="float">
            <text:p>158500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19.01" calcext:value-type="float">
            <text:p>619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594" calcext:value-type="float">
            <text:p>0,0000594</text:p>
          </table:table-cell>
          <table:table-cell office:value-type="float" office:value="0.00000084429615657067" calcext:value-type="float">
            <text:p>8,44296156570667E-07</text:p>
          </table:table-cell>
          <table:table-cell office:value-type="float" office:value="721961" calcext:value-type="float">
            <text:p>721961</text:p>
          </table:table-cell>
          <table:table-cell office:value-type="float" office:value="102959" calcext:value-type="float">
            <text:p>102959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27.18" calcext:value-type="float">
            <text:p>627,18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56" calcext:value-type="float">
            <text:p>0,00000056</text:p>
          </table:table-cell>
          <table:table-cell office:value-type="float" office:value="0.00000017009221028607" calcext:value-type="float">
            <text:p>1,70092210286068E-07</text:p>
          </table:table-cell>
          <table:table-cell office:value-type="float" office:value="853.39" calcext:value-type="float">
            <text:p>853,39</text:p>
          </table:table-cell>
          <table:table-cell office:value-type="float" office:value="226005" calcext:value-type="float">
            <text:p>226005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32.93" calcext:value-type="float">
            <text:p>632,93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126" calcext:value-type="float">
            <text:p>0,00000126</text:p>
          </table:table-cell>
          <table:table-cell office:value-type="float" office:value="0.00000019041733114399" calcext:value-type="float">
            <text:p>1,9041733114399E-07</text:p>
          </table:table-cell>
          <table:table-cell office:value-type="float" office:value="666.2" calcext:value-type="float">
            <text:p>666,2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[D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41.47" calcext:value-type="float">
            <text:p>641,47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71" calcext:value-type="float">
            <text:p>0,0000071</text:p>
          </table:table-cell>
          <table:table-cell office:value-type="float" office:value="0.0000003082872037565" calcext:value-type="float">
            <text:p>3,08287203756497E-07</text:p>
          </table:table-cell>
          <table:table-cell office:value-type="float" office:value="799.82" calcext:value-type="float">
            <text:p>799,82</text:p>
          </table:table-cell>
          <table:table-cell office:value-type="float" office:value="158500" calcext:value-type="float">
            <text:p>158500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53.02" calcext:value-type="float">
            <text:p>653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377" calcext:value-type="float">
            <text:p>0,0000377</text:p>
          </table:table-cell>
          <table:table-cell office:value-type="float" office:value="0.00000116281081866312" calcext:value-type="float">
            <text:p>1,16281081866312E-06</text:p>
          </table:table-cell>
          <table:table-cell office:value-type="float" office:value="755685" calcext:value-type="float">
            <text:p>755685</text:p>
          </table:table-cell>
          <table:table-cell office:value-type="float" office:value="102959" calcext:value-type="float">
            <text:p>102959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62.4" calcext:value-type="float">
            <text:p>662,4</text:p>
          </table:table-cell>
          <table:table-cell office:value-type="float" office:value="0.02" calcext:value-type="float">
            <text:p>0,02</text:p>
          </table:table-cell>
          <table:table-cell office:value-type="float" office:value="0.000364" calcext:value-type="float">
            <text:p>0,000364</text:p>
          </table:table-cell>
          <table:table-cell office:value-type="float" office:value="0.00000878917516038906" calcext:value-type="float">
            <text:p>8,78917516038906E-06</text:p>
          </table:table-cell>
          <table:table-cell office:value-type="float" office:value="721961" calcext:value-type="float">
            <text:p>721961</text:p>
          </table:table-cell>
          <table:table-cell office:value-type="float" office:value="59.5409" calcext:value-type="float">
            <text:p>59,5409</text:p>
          </table:table-cell>
          <table:table-cell office:value-type="string" calcext:value-type="string">
            <text:p>(E0+M1+E2)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66.5" calcext:value-type="float">
            <text:p>666,5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49" calcext:value-type="float">
            <text:p>0,00000049</text:p>
          </table:table-cell>
          <table:table-cell office:value-type="float" office:value="0.0000000049" calcext:value-type="float">
            <text:p>0,0000000049</text:p>
          </table:table-cell>
          <table:table-cell office:value-type="float" office:value="666.2" calcext:value-type="float">
            <text:p>666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D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69.83" calcext:value-type="float">
            <text:p>669,83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38" calcext:value-type="float">
            <text:p>0,00000038</text:p>
          </table:table-cell>
          <table:table-cell office:value-type="float" office:value="0.00000012006015159078" calcext:value-type="float">
            <text:p>1,20060151590776E-07</text:p>
          </table:table-cell>
          <table:table-cell office:value-type="float" office:value="799.82" calcext:value-type="float">
            <text:p>799,82</text:p>
          </table:table-cell>
          <table:table-cell office:value-type="float" office:value="129.99" calcext:value-type="float">
            <text:p>129,99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76.03" calcext:value-type="float">
            <text:p>676,03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64" calcext:value-type="float">
            <text:p>0,00000064</text:p>
          </table:table-cell>
          <table:table-cell office:value-type="float" office:value="0.00000013015744312178" calcext:value-type="float">
            <text:p>1,30157443121782E-07</text:p>
          </table:table-cell>
          <table:table-cell office:value-type="float" office:value="805.77" calcext:value-type="float">
            <text:p>805,77</text:p>
          </table:table-cell>
          <table:table-cell office:value-type="float" office:value="129.99" calcext:value-type="float">
            <text:p>129,99</text:p>
          </table:table-cell>
          <table:table-cell office:value-type="string" calcext:value-type="string">
            <text:p>[E2 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80.1" calcext:value-type="float">
            <text:p>680,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313" calcext:value-type="float">
            <text:p>0,00000313</text:p>
          </table:table-cell>
          <table:table-cell office:value-type="float" office:value="0.00000017285742680024" calcext:value-type="float">
            <text:p>1,72857426800239E-07</text:p>
          </table:table-cell>
          <table:table-cell office:value-type="float" office:value="755685" calcext:value-type="float">
            <text:p>755685</text:p>
          </table:table-cell>
          <table:table-cell office:value-type="float" office:value="75900" calcext:value-type="float">
            <text:p>7590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78" calcext:value-type="float">
            <text:p>0,007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88.72" calcext:value-type="float">
            <text:p>688,72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325" calcext:value-type="float">
            <text:p>0,0000325</text:p>
          </table:table-cell>
          <table:table-cell office:value-type="float" office:value="0.00000086349580195853" calcext:value-type="float">
            <text:p>8,63495801958527E-07</text:p>
          </table:table-cell>
          <table:table-cell office:value-type="float" office:value="721961" calcext:value-type="float">
            <text:p>721961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78" calcext:value-type="float">
            <text:p>0,0078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93.62" calcext:value-type="float">
            <text:p>693,62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368" calcext:value-type="float">
            <text:p>0,00000368</text:p>
          </table:table-cell>
          <table:table-cell office:value-type="float" office:value="0.00000017393746002515" calcext:value-type="float">
            <text:p>1,73937460025148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96.6" calcext:value-type="float">
            <text:p>696,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99.82" calcext:value-type="float">
            <text:p>799,82</text:p>
          </table:table-cell>
          <table:table-cell office:value-type="float" office:value="102959" calcext:value-type="float">
            <text:p>10295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696.6" calcext:value-type="float">
            <text:p>696,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534" calcext:value-type="float">
            <text:p>0,00000534</text:p>
          </table:table-cell>
          <table:table-cell office:value-type="float" office:value="0.00000020700618348252" calcext:value-type="float">
            <text:p>2,07006183482523E-07</text:p>
          </table:table-cell>
          <table:table-cell office:value-type="float" office:value="755685" calcext:value-type="float">
            <text:p>755685</text:p>
          </table:table-cell>
          <table:table-cell office:value-type="float" office:value="59.5409" calcext:value-type="float">
            <text:p>59,5409</text:p>
          </table:table-cell>
          <table:table-cell office:value-type="string" calcext:value-type="string">
            <text:p>[M1+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09.45" calcext:value-type="float">
            <text:p>709,45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641" calcext:value-type="float">
            <text:p>0,00000641</text:p>
          </table:table-cell>
          <table:table-cell office:value-type="float" office:value="0.00000019107278717808" calcext:value-type="float">
            <text:p>1,9107278717808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22.01" calcext:value-type="float">
            <text:p>722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00445439109194512" calcext:value-type="float">
            <text:p>4,45439109194512E-06</text:p>
          </table:table-cell>
          <table:table-cell office:value-type="float" office:value="721961" calcext:value-type="float">
            <text:p>721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7" calcext:value-type="float">
            <text:p>0,007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22.01" calcext:value-type="float">
            <text:p>722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55685" calcext:value-type="float">
            <text:p>755685</text:p>
          </table:table-cell>
          <table:table-cell office:value-type="float" office:value="33.19632" calcext:value-type="float">
            <text:p>33,19632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29.72" calcext:value-type="float">
            <text:p>729,72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133" calcext:value-type="float">
            <text:p>0,00000133</text:p>
          </table:table-cell>
          <table:table-cell office:value-type="float" office:value="0.00000014063033101006" calcext:value-type="float">
            <text:p>1,40630331010063E-07</text:p>
          </table:table-cell>
          <table:table-cell office:value-type="float" office:value="805.77" calcext:value-type="float">
            <text:p>805,77</text:p>
          </table:table-cell>
          <table:table-cell office:value-type="float" office:value="75900" calcext:value-type="float">
            <text:p>75900</text:p>
          </table:table-cell>
          <table:table-cell office:value-type="string" calcext:value-type="string">
            <text:p>[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31.5" calcext:value-type="float">
            <text:p>731,5</text:p>
          </table:table-cell>
          <table:table-cell office:value-type="string" calcext:value-type="string">
            <text:p><text:s/></text:p>
          </table:table-cell>
          <table:table-cell office:value-type="float" office:value="0.00000047" calcext:value-type="float">
            <text:p>0,00000047</text:p>
          </table:table-cell>
          <table:table-cell office:value-type="float" office:value="0.00000015007361526931" calcext:value-type="float">
            <text:p>1,50073615269307E-0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37.34" calcext:value-type="float">
            <text:p>737,34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8" calcext:value-type="float">
            <text:p>0,000008</text:p>
          </table:table-cell>
          <table:table-cell office:value-type="float" office:value="0.00000025298221281347" calcext:value-type="float">
            <text:p>2,5298221281347E-07</text:p>
          </table:table-cell>
          <table:table-cell office:value-type="float" office:value="770.57" calcext:value-type="float">
            <text:p>770,57</text:p>
          </table:table-cell>
          <table:table-cell office:value-type="float" office:value="33.19632" calcext:value-type="float">
            <text:p>33,19632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42.9" calcext:value-type="float">
            <text:p>742,9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35" calcext:value-type="float">
            <text:p>0,00000035</text:p>
          </table:table-cell>
          <table:table-cell office:value-type="float" office:value="0.0000000035" calcext:value-type="float">
            <text:p>0,0000000035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55.9" calcext:value-type="float">
            <text:p>755,9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76" calcext:value-type="float">
            <text:p>0,0000076</text:p>
          </table:table-cell>
          <table:table-cell office:value-type="float" office:value="0.00000029013100489262" calcext:value-type="float">
            <text:p>2,90131004892617E-07</text:p>
          </table:table-cell>
          <table:table-cell office:value-type="float" office:value="755685" calcext:value-type="float">
            <text:p>755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64" calcext:value-type="float">
            <text:p>0,0064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59.38" calcext:value-type="float">
            <text:p>759,38</text:p>
          </table:table-cell>
          <table:table-cell office:value-type="float" office:value="0.1" calcext:value-type="float">
            <text:p>0,1</text:p>
          </table:table-cell>
          <table:table-cell office:value-type="float" office:value="0.00000167" calcext:value-type="float">
            <text:p>0,00000167</text:p>
          </table:table-cell>
          <table:table-cell office:value-type="float" office:value="0.00000009153627696165" calcext:value-type="float">
            <text:p>9,15362769616506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63.9" calcext:value-type="float">
            <text:p>763,9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2" calcext:value-type="float">
            <text:p>0,0000002</text:p>
          </table:table-cell>
          <table:table-cell office:value-type="float" office:value="0.00000006003332407921" calcext:value-type="float">
            <text:p>6,00333240792145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1" calcext:value-type="float">
            <text:p>0,1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0.00000018681541692269" calcext:value-type="float">
            <text:p>1,86815416922694E-07</text:p>
          </table:table-cell>
          <table:table-cell office:value-type="float" office:value="799.82" calcext:value-type="float">
            <text:p>799,82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63" calcext:value-type="float">
            <text:p>0,0063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70.57" calcext:value-type="float">
            <text:p>770,57</text:p>
          </table:table-cell>
          <table:table-cell office:value-type="float" office:value="0.1" calcext:value-type="float">
            <text:p>0,1</text:p>
          </table:table-cell>
          <table:table-cell office:value-type="float" office:value="0.00000474" calcext:value-type="float">
            <text:p>0,00000474</text:p>
          </table:table-cell>
          <table:table-cell office:value-type="float" office:value="0.00000021528297656805" calcext:value-type="float">
            <text:p>2,15282976568051E-07</text:p>
          </table:table-cell>
          <table:table-cell office:value-type="float" office:value="770.57" calcext:value-type="float">
            <text:p>770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72.4" calcext:value-type="float">
            <text:p>772,4</text:p>
          </table:table-cell>
          <table:table-cell office:value-type="float" office:value="0.3" calcext:value-type="float">
            <text:p>0,3</text:p>
          </table:table-cell>
          <table:table-cell office:value-type="float" office:value="0.00000266" calcext:value-type="float">
            <text:p>0,00000266</text:p>
          </table:table-cell>
          <table:table-cell office:value-type="float" office:value="0.0000001523402770117" calcext:value-type="float">
            <text:p>1,52340277011695E-07</text:p>
          </table:table-cell>
          <table:table-cell office:value-type="float" office:value="805.77" calcext:value-type="float">
            <text:p>805,77</text:p>
          </table:table-cell>
          <table:table-cell office:value-type="float" office:value="33.19632" calcext:value-type="float">
            <text:p>33,19632</text:p>
          </table:table-cell>
          <table:table-cell office:value-type="string" calcext:value-type="string">
            <text:p>[M1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77.2" calcext:value-type="float">
            <text:p>777,2</text:p>
          </table:table-cell>
          <table:table-cell office:value-type="string" calcext:value-type="string">
            <text:p><text:s/></text:p>
          </table:table-cell>
          <table:table-cell office:value-type="float" office:value="0.000000061" calcext:value-type="float">
            <text:p>0,000000061</text:p>
          </table:table-cell>
          <table:table-cell office:value-type="float" office:value="0.00000003100600103206" calcext:value-type="float">
            <text:p>3,10060010320583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80.7" calcext:value-type="float">
            <text:p>780,7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25" calcext:value-type="float">
            <text:p>0,00000025</text:p>
          </table:table-cell>
          <table:table-cell office:value-type="float" office:value="0.00000005006246098625" calcext:value-type="float">
            <text:p>5,0062460986252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82.2" calcext:value-type="float">
            <text:p>782,2</text:p>
          </table:table-cell>
          <table:table-cell office:value-type="float" office:value="0.5" calcext:value-type="float">
            <text:p>0,5</text:p>
          </table:table-cell>
          <table:table-cell office:value-type="float" office:value="0.00000015" calcext:value-type="float">
            <text:p>0,00000015</text:p>
          </table:table-cell>
          <table:table-cell office:value-type="float" office:value="0.0000000015" calcext:value-type="float">
            <text:p>0,0000000015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62" calcext:value-type="float">
            <text:p>0,00000062</text:p>
          </table:table-cell>
          <table:table-cell office:value-type="float" office:value="0.0000000062" calcext:value-type="float">
            <text:p>0,0000000062</text:p>
          </table:table-cell>
          <table:table-cell office:value-type="float" office:value="861.8" calcext:value-type="float">
            <text:p>861,8</text:p>
          </table:table-cell>
          <table:table-cell office:value-type="float" office:value="75900" calcext:value-type="float">
            <text:p>759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89.17" calcext:value-type="float">
            <text:p>789,17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039" calcext:value-type="float">
            <text:p>0,00000039</text:p>
          </table:table-cell>
          <table:table-cell office:value-type="float" office:value="0.00000006012661640239" calcext:value-type="float">
            <text:p>6,01266164023887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794.92" calcext:value-type="float">
            <text:p>794,92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94" calcext:value-type="float">
            <text:p>0,00000094</text:p>
          </table:table-cell>
          <table:table-cell office:value-type="float" office:value="0.0000000094" calcext:value-type="float">
            <text:p>0,0000000094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01.94" calcext:value-type="float">
            <text:p>801,94</text:p>
          </table:table-cell>
          <table:table-cell office:value-type="float" office:value="0.2" calcext:value-type="float">
            <text:p>0,2</text:p>
          </table:table-cell>
          <table:table-cell office:value-type="float" office:value="0.00000136" calcext:value-type="float">
            <text:p>0,00000136</text:p>
          </table:table-cell>
          <table:table-cell office:value-type="float" office:value="0.00000014065902032931" calcext:value-type="float">
            <text:p>1,40659020329306E-07</text:p>
          </table:table-cell>
          <table:table-cell office:value-type="float" office:value="861.8" calcext:value-type="float">
            <text:p>861,8</text:p>
          </table:table-cell>
          <table:table-cell office:value-type="float" office:value="59.5409" calcext:value-type="float">
            <text:p>59,540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06.26" calcext:value-type="float">
            <text:p>806,26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31" calcext:value-type="float">
            <text:p>0,00000031</text:p>
          </table:table-cell>
          <table:table-cell office:value-type="float" office:value="0.0000000031" calcext:value-type="float">
            <text:p>0,0000000031</text:p>
          </table:table-cell>
          <table:table-cell office:value-type="float" office:value="805.77" calcext:value-type="float">
            <text:p>805,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M1 E2]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12.01" calcext:value-type="float">
            <text:p>812,0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61" calcext:value-type="float">
            <text:p>0,00000061</text:p>
          </table:table-cell>
          <table:table-cell office:value-type="float" office:value="0.00000008023222544589" calcext:value-type="float">
            <text:p>8,02322254458893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.0000004" calcext:value-type="float">
            <text:p>0,0000004</text:p>
          </table:table-cell>
          <table:table-cell office:value-type="float" office:value="0.00000006013318551349" calcext:value-type="float">
            <text:p>6,01331855134916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22.6" calcext:value-type="float">
            <text:p>822,6</text:p>
          </table:table-cell>
          <table:table-cell office:value-type="string" calcext:value-type="string">
            <text:p><text:s/></text:p>
          </table:table-cell>
          <table:table-cell office:value-type="float" office:value="0.00000022" calcext:value-type="float">
            <text:p>0,00000022</text:p>
          </table:table-cell>
          <table:table-cell office:value-type="float" office:value="0.00000006004031978596" calcext:value-type="float">
            <text:p>6,00403197859572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28.5" calcext:value-type="float">
            <text:p>828,5</text:p>
          </table:table-cell>
          <table:table-cell office:value-type="string" calcext:value-type="string">
            <text:p><text:s/></text:p>
          </table:table-cell>
          <table:table-cell office:value-type="float" office:value="0.00000024" calcext:value-type="float">
            <text:p>0,00000024</text:p>
          </table:table-cell>
          <table:table-cell office:value-type="float" office:value="0.00000006004798081534" calcext:value-type="float">
            <text:p>6,00479808153447E-08</text:p>
          </table:table-cell>
          <table:table-cell office:value-type="float" office:value="861.8" calcext:value-type="float">
            <text:p>861,8</text:p>
          </table:table-cell>
          <table:table-cell office:value-type="float" office:value="33.19632" calcext:value-type="float">
            <text:p>33,19632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35.6" calcext:value-type="float">
            <text:p>835,6</text:p>
          </table:table-cell>
          <table:table-cell office:value-type="float" office:value="1" calcext:value-type="float">
            <text:p>1</text:p>
          </table:table-cell>
          <table:table-cell office:value-type="float" office:value="0.00000021" calcext:value-type="float">
            <text:p>0,00000021</text:p>
          </table:table-cell>
          <table:table-cell office:value-type="float" office:value="0.0000000021" calcext:value-type="float">
            <text:p>0,000000002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41.5" calcext:value-type="float">
            <text:p>841,5</text:p>
          </table:table-cell>
          <table:table-cell office:value-type="float" office:value="1" calcext:value-type="float">
            <text:p>1</text:p>
          </table:table-cell>
          <table:table-cell office:value-type="float" office:value="0.00000004" calcext:value-type="float">
            <text:p>0,00000004</text:p>
          </table:table-cell>
          <table:table-cell office:value-type="float" office:value="0.00000001000799680256" calcext:value-type="float">
            <text:p>1,00079968025574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47.4" calcext:value-type="float">
            <text:p>847,4</text:p>
          </table:table-cell>
          <table:table-cell office:value-type="float" office:value="0.5" calcext:value-type="float">
            <text:p>0,5</text:p>
          </table:table-cell>
          <table:table-cell office:value-type="float" office:value="0.00000027" calcext:value-type="float">
            <text:p>0,00000027</text:p>
          </table:table-cell>
          <table:table-cell office:value-type="float" office:value="0.00000003012125495394" calcext:value-type="float">
            <text:p>3,01212549539358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51.6" calcext:value-type="float">
            <text:p>851,6</text:p>
          </table:table-cell>
          <table:table-cell office:value-type="float" office:value="1" calcext:value-type="float">
            <text:p>1</text:p>
          </table:table-cell>
          <table:table-cell office:value-type="float" office:value="0.00000038" calcext:value-type="float">
            <text:p>0,00000038</text:p>
          </table:table-cell>
          <table:table-cell office:value-type="float" office:value="0.00000006012021290714" calcext:value-type="float">
            <text:p>6,01202129071413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54.7" calcext:value-type="float">
            <text:p>854,7</text:p>
          </table:table-cell>
          <table:table-cell office:value-type="string" calcext:value-type="string">
            <text:p><text:s/></text:p>
          </table:table-cell>
          <table:table-cell office:value-type="float" office:value="0.0000002" calcext:value-type="float">
            <text:p>0,0000002</text:p>
          </table:table-cell>
          <table:table-cell office:value-type="float" office:value="0.000000040049968789" calcext:value-type="float">
            <text:p>4,00499687890016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60.7" calcext:value-type="float">
            <text:p>860,7</text:p>
          </table:table-cell>
          <table:table-cell office:value-type="float" office:value="0.5" calcext:value-type="float">
            <text:p>0,5</text:p>
          </table:table-cell>
          <table:table-cell office:value-type="float" office:value="0.000000082" calcext:value-type="float">
            <text:p>0,000000082</text:p>
          </table:table-cell>
          <table:table-cell office:value-type="float" office:value="0.00000002501344438497" calcext:value-type="float">
            <text:p>2,50134443849703E-08</text:p>
          </table:table-cell>
          <table:table-cell office:value-type="float" office:value="920.88" calcext:value-type="float">
            <text:p>920,88</text:p>
          </table:table-cell>
          <table:table-cell office:value-type="float" office:value="59.5409" calcext:value-type="float">
            <text:p>59,540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62.7" calcext:value-type="float">
            <text:p>862,7</text:p>
          </table:table-cell>
          <table:table-cell office:value-type="float" office:value="0.5" calcext:value-type="float">
            <text:p>0,5</text:p>
          </table:table-cell>
          <table:table-cell office:value-type="float" office:value="0.00000053" calcext:value-type="float">
            <text:p>0,00000053</text:p>
          </table:table-cell>
          <table:table-cell office:value-type="float" office:value="0.00000006023362848111" calcext:value-type="float">
            <text:p>6,02336284811068E-08</text:p>
          </table:table-cell>
          <table:table-cell office:value-type="float" office:value="861.8" calcext:value-type="float">
            <text:p>861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70.7" calcext:value-type="float">
            <text:p>870,7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46" calcext:value-type="float">
            <text:p>0,00000046</text:p>
          </table:table-cell>
          <table:table-cell office:value-type="float" office:value="0.0000000046" calcext:value-type="float">
            <text:p>0,0000000046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87.3" calcext:value-type="float">
            <text:p>887,3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22" calcext:value-type="float">
            <text:p>0,00000022</text:p>
          </table:table-cell>
          <table:table-cell office:value-type="float" office:value="0.00000005004837659705" calcext:value-type="float">
            <text:p>5,00483765970486E-08</text:p>
          </table:table-cell>
          <table:table-cell office:value-type="float" office:value="920.88" calcext:value-type="float">
            <text:p>920,88</text:p>
          </table:table-cell>
          <table:table-cell office:value-type="float" office:value="33.19632" calcext:value-type="float">
            <text:p>33,19632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898.4" calcext:value-type="float">
            <text:p>898,4</text:p>
          </table:table-cell>
          <table:table-cell office:value-type="string" calcext:value-type="string">
            <text:p><text:s/></text:p>
          </table:table-cell>
          <table:table-cell office:value-type="float" office:value="0.000000072" calcext:value-type="float">
            <text:p>0,000000072</text:p>
          </table:table-cell>
          <table:table-cell office:value-type="float" office:value="0.0000000290089365541" calcext:value-type="float">
            <text:p>2,90089365541035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02.5" calcext:value-type="float">
            <text:p>902,5</text:p>
          </table:table-cell>
          <table:table-cell office:value-type="string" calcext:value-type="string">
            <text:p><text:s/></text:p>
          </table:table-cell>
          <table:table-cell office:value-type="float" office:value="0.0000003" calcext:value-type="float">
            <text:p>0,0000003</text:p>
          </table:table-cell>
          <table:table-cell office:value-type="float" office:value="0.00000005008991914547" calcext:value-type="float">
            <text:p>5,00899191454728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12.4" calcext:value-type="float">
            <text:p>912,4</text:p>
          </table:table-cell>
          <table:table-cell office:value-type="string" calcext:value-type="string">
            <text:p><text:s/></text:p>
          </table:table-cell>
          <table:table-cell office:value-type="float" office:value="0.00000025" calcext:value-type="float">
            <text:p>0,00000025</text:p>
          </table:table-cell>
          <table:table-cell office:value-type="float" office:value="0.00000005006246098625" calcext:value-type="float">
            <text:p>5,0062460986252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21.5" calcext:value-type="float">
            <text:p>921,5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19" calcext:value-type="float">
            <text:p>0,00000019</text:p>
          </table:table-cell>
          <table:table-cell office:value-type="float" office:value="0.00000004004509957535" calcext:value-type="float">
            <text:p>4,00450995753538E-08</text:p>
          </table:table-cell>
          <table:table-cell office:value-type="float" office:value="920.88" calcext:value-type="float">
            <text:p>920,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28.8" calcext:value-type="float">
            <text:p>928,8</text:p>
          </table:table-cell>
          <table:table-cell office:value-type="string" calcext:value-type="string">
            <text:p><text:s/></text:p>
          </table:table-cell>
          <table:table-cell office:value-type="float" office:value="0.000000055" calcext:value-type="float">
            <text:p>0,000000055</text:p>
          </table:table-cell>
          <table:table-cell office:value-type="float" office:value="0.00000002800540126476" calcext:value-type="float">
            <text:p>2,80054012647561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45.7" calcext:value-type="float">
            <text:p>945,7</text:p>
          </table:table-cell>
          <table:table-cell office:value-type="string" calcext:value-type="string">
            <text:p><text:s/></text:p>
          </table:table-cell>
          <table:table-cell office:value-type="float" office:value="0.000000056" calcext:value-type="float">
            <text:p>0,000000056</text:p>
          </table:table-cell>
          <table:table-cell office:value-type="float" office:value="0.00000002800559944011" calcext:value-type="float">
            <text:p>2,8005599440112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55.7" calcext:value-type="float">
            <text:p>955,7</text:p>
          </table:table-cell>
          <table:table-cell office:value-type="string" calcext:value-type="string">
            <text:p><text:s/></text:p>
          </table:table-cell>
          <table:table-cell office:value-type="float" office:value="0.00000058" calcext:value-type="float">
            <text:p>0,00000058</text:p>
          </table:table-cell>
          <table:table-cell office:value-type="float" office:value="0.00000006027968148556" calcext:value-type="float">
            <text:p>6,02796814855553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014.7" calcext:value-type="float">
            <text:p>1014,7</text:p>
          </table:table-cell>
          <table:table-cell office:value-type="float" office:value="0.5" calcext:value-type="float">
            <text:p>0,5</text:p>
          </table:table-cell>
          <table:table-cell office:value-type="float" office:value="0.000000064" calcext:value-type="float">
            <text:p>0,000000064</text:p>
          </table:table-cell>
          <table:table-cell office:value-type="float" office:value="0.00000001002045907132" calcext:value-type="float">
            <text:p>1,002045907132E-0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7136" calcext:value-type="float">
            <text:p>17136</text:p>
          </table:table-cell>
          <table:table-cell office:value-type="string" calcext:value-type="string">
            <text:p><text:s/></text:p>
          </table:table-cell>
          <table:table-cell office:value-type="float" office:value="36.6394861482636" calcext:value-type="float">
            <text:p>36,639486148263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97078" calcext:value-type="float">
            <text:p>97078</text:p>
          </table:table-cell>
          <table:table-cell office:value-type="string" calcext:value-type="string">
            <text:p><text:s/></text:p>
          </table:table-cell>
          <table:table-cell office:value-type="float" office:value="0.00115724149561092" calcext:value-type="float">
            <text:p>0,00115724149561092</text:p>
          </table:table-cell>
          <table:table-cell office:value-type="float" office:value="0.0000306065303201579" calcext:value-type="float">
            <text:p>3,06065303201579E-0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<text:s/></text:p>
          </table:table-cell>
          <table:table-cell office:value-type="float" office:value="0.00184215456162197" calcext:value-type="float">
            <text:p>0,00184215456162197</text:p>
          </table:table-cell>
          <table:table-cell office:value-type="float" office:value="0.0000481662825011241" calcext:value-type="float">
            <text:p>4,81662825011241E-0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14.16" calcext:value-type="float">
            <text:p>114,16</text:p>
          </table:table-cell>
          <table:table-cell office:value-type="string" calcext:value-type="string">
            <text:p><text:s/></text:p>
          </table:table-cell>
          <table:table-cell office:value-type="float" office:value="0.000671739741984451" calcext:value-type="float">
            <text:p>0,000671739741984451</text:p>
          </table:table-cell>
          <table:table-cell office:value-type="float" office:value="0.0000209327321300723" calcext:value-type="float">
            <text:p>2,09327321300723E-0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15608" calcext:value-type="float">
            <text:p>115608</text:p>
          </table:table-cell>
          <table:table-cell office:value-type="string" calcext:value-type="string">
            <text:p><text:s/></text:p>
          </table:table-cell>
          <table:table-cell office:value-type="float" office:value="0.000902818213227102" calcext:value-type="float">
            <text:p>0,000902818213227102</text:p>
          </table:table-cell>
          <table:table-cell office:value-type="float" office:value="0.0000279323851618798" calcext:value-type="float">
            <text:p>2,79323851618798E-0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  <table:table-row table:style-name="ro1">
          <table:table-cell office:value-type="float" office:value="117.47" calcext:value-type="float">
            <text:p>117,47</text:p>
          </table:table-cell>
          <table:table-cell office:value-type="string" calcext:value-type="string">
            <text:p><text:s/></text:p>
          </table:table-cell>
          <table:table-cell office:value-type="float" office:value="0.000231078471242651" calcext:value-type="float">
            <text:p>0,000231078471242651</text:p>
          </table:table-cell>
          <table:table-cell office:value-type="float" office:value="0.00000794564280866605" calcext:value-type="float">
            <text:p>7,94564280866605E-0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/2-</text:p>
          </table:table-cell>
          <table:table-cell office:value-type="float" office:value="432.6" calcext:value-type="float">
            <text:p>432,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3651526176.6085" calcext:value-type="float">
            <text:p>13651526176,6085</text:p>
          </table:table-cell>
          <table:table-cell office:value-type="float" office:value="18934155.5847552" calcext:value-type="float">
            <text:p>18934155,5847552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5637.82" calcext:value-type="float">
            <text:p>5637,8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5-Mar-2006</text:p>
          </table:table-cell>
          <table:table-cell office:value-type="string" calcext:value-type="string">
            <text:p>M, S, Basunia</text:p>
          </table:table-cell>
          <table:table-cell office:value-type="date" office:date-value="2023-03-15" calcext:value-type="date">
            <text:p>2023-03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3-15T15:48:05.569000000</dc:date>
    <meta:editing-duration>PT2M42S</meta:editing-duration>
    <meta:editing-cycles>1</meta:editing-cycles>
    <meta:document-statistic meta:table-count="1" meta:cell-count="6138" meta:object-count="0"/>
  </office:meta>
</office:document-meta>
</file>